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fo:font-weight="bold" officeooo:rsid="0007d17f" officeooo:paragraph-rsid="0007d17f" style:font-size-asian="14pt" style:font-weight-asian="bold" style:font-size-complex="14pt" style:font-weight-complex="bold"/>
    </style:style>
    <style:style style:name="P2" style:family="paragraph" style:parent-style-name="Standard" style:list-style-name="Numbering_20_123">
      <style:paragraph-properties fo:line-height="115%" fo:text-align="justify" style:justify-single-word="false"/>
      <style:text-properties fo:font-size="14pt" fo:font-weight="bold" officeooo:rsid="0007d17f" officeooo:paragraph-rsid="0007d17f"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fo:font-size="14pt" fo:font-weight="bold" officeooo:rsid="0008b549" officeooo:paragraph-rsid="0008b549" style:font-size-asian="14pt" style:font-weight-asian="bold" style:font-size-complex="14pt" style:font-weight-complex="bold"/>
    </style:style>
    <style:style style:name="P4" style:family="paragraph" style:parent-style-name="Standard" style:list-style-name="Numbering_20_123">
      <style:paragraph-properties fo:line-height="115%" fo:text-align="justify" style:justify-single-word="false"/>
      <style:text-properties fo:font-size="14pt" fo:font-weight="bold" officeooo:rsid="0008b549" officeooo:paragraph-rsid="0008b549" style:font-size-asian="14pt" style:font-weight-asian="bold" style:font-size-complex="14pt" style:font-weight-complex="bold"/>
    </style:style>
    <style:style style:name="P5" style:family="paragraph" style:parent-style-name="Standard" style:list-style-name="Numbering_20_123">
      <style:paragraph-properties fo:line-height="115%" fo:text-align="justify" style:justify-single-word="false"/>
      <style:text-properties fo:font-size="14pt" officeooo:rsid="0007d17f" officeooo:paragraph-rsid="0007d17f" style:font-size-asian="14pt" style:font-size-complex="14pt"/>
    </style:style>
    <style:style style:name="P6" style:family="paragraph" style:parent-style-name="Standard">
      <style:paragraph-properties fo:line-height="115%" fo:text-align="justify" style:justify-single-word="false"/>
      <style:text-properties fo:font-size="14pt" style:font-size-asian="14pt" style:font-size-complex="14pt"/>
    </style:style>
    <style:style style:name="P7" style:family="paragraph" style:parent-style-name="Standard" style:list-style-name="Numbering_20_123">
      <style:paragraph-properties fo:line-height="115%" fo:text-align="justify" style:justify-single-word="false"/>
      <style:text-properties fo:font-size="14pt" style:font-size-asian="14pt" style:font-size-complex="14pt"/>
    </style:style>
    <style:style style:name="P8" style:family="paragraph" style:parent-style-name="Standard">
      <style:paragraph-properties fo:line-height="115%" fo:text-align="end" style:justify-single-word="false"/>
      <style:text-properties fo:font-size="14pt" officeooo:rsid="0009fc92" officeooo:paragraph-rsid="0009fc92" style:font-size-asian="14pt" style:font-size-complex="14pt"/>
    </style:style>
    <style:style style:name="P9" style:family="paragraph" style:parent-style-name="Standard" style:list-style-name="Numbering_20_123">
      <style:paragraph-properties fo:line-height="115%" fo:text-align="justify" style:justify-single-word="false"/>
      <style:text-properties fo:font-size="14pt" fo:font-weight="normal" officeooo:rsid="0007d17f" officeooo:paragraph-rsid="0007d17f"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size="14pt" fo:font-weight="normal" officeooo:rsid="0007d17f" officeooo:paragraph-rsid="0007d17f" style:font-size-asian="14pt" style:font-weight-asian="normal" style:font-size-complex="14pt" style:font-weight-complex="normal"/>
    </style:style>
    <style:style style:name="P11" style:family="paragraph" style:parent-style-name="Standard" style:list-style-name="Numbering_20_123">
      <style:paragraph-properties fo:line-height="115%" fo:text-align="justify" style:justify-single-word="false"/>
      <style:text-properties fo:font-size="14pt" fo:font-weight="normal" officeooo:rsid="0008b549" officeooo:paragraph-rsid="0008b549" style:font-size-asian="14pt" style:font-weight-asian="normal" style:font-size-complex="14pt" style:font-weight-complex="normal"/>
    </style:style>
    <style:style style:name="P12" style:family="paragraph" style:parent-style-name="Standard" style:list-style-name="Numbering_20_123">
      <style:paragraph-properties fo:line-height="115%" fo:text-align="justify" style:justify-single-word="false"/>
      <style:text-properties officeooo:paragraph-rsid="0007d17f"/>
    </style:style>
    <style:style style:name="P13" style:family="paragraph" style:parent-style-name="Standard" style:list-style-name="Numbering_20_ivx">
      <loext:graphic-properties draw:fill="none"/>
      <style:paragraph-properties fo:margin-left="2cm" fo:margin-right="0cm" fo:line-height="115%" fo:text-align="justify" style:justify-single-word="false" fo:text-indent="-0.3cm" style:auto-text-indent="false" fo:background-color="transparent"/>
      <style:text-properties fo:font-size="14pt" fo:font-weight="normal" officeooo:rsid="0008b549" officeooo:paragraph-rsid="0008b549" style:font-size-asian="14pt" style:font-weight-asian="normal" style:font-size-complex="14pt" style:font-weight-complex="normal"/>
    </style:style>
    <style:style style:name="P14" style:family="paragraph" style:parent-style-name="Standard" style:list-style-name="Numbering_20_ivx" style:master-page-name="">
      <loext:graphic-properties draw:fill="none"/>
      <style:paragraph-properties fo:margin-left="2cm" fo:margin-right="0cm" fo:line-height="115%" fo:text-align="justify" style:justify-single-word="false" fo:text-indent="-0.3cm" style:auto-text-indent="false" style:page-number="auto" fo:background-color="transparent"/>
      <style:text-properties officeooo:paragraph-rsid="0008b549"/>
    </style:style>
    <style:style style:name="P15" style:family="paragraph" style:list-style-name="Numbering_20_ivx" style:master-page-name="">
      <loext:graphic-properties draw:fill="none"/>
      <style:paragraph-properties fo:margin-left="2cm" fo:margin-right="0cm" fo:line-height="115%" fo:text-align="justify" style:justify-single-word="false" fo:text-indent="-0.3cm" style:auto-text-indent="false" style:page-number="auto" fo:background-color="transparent"/>
    </style:style>
    <style:style style:name="P16" style:family="paragraph" style:parent-style-name="Standard" style:list-style-name="Numbering_20_ivx">
      <loext:graphic-properties draw:fill="none"/>
      <style:paragraph-properties fo:margin-left="2.101cm" fo:margin-right="0cm" fo:line-height="115%" fo:text-align="justify" style:justify-single-word="false" fo:text-indent="-0.3cm" style:auto-text-indent="false" fo:background-color="transparent"/>
      <style:text-properties fo:font-size="14pt" fo:font-weight="normal" officeooo:rsid="0008b549" officeooo:paragraph-rsid="0008b549" style:font-size-asian="14pt" style:font-weight-asian="normal" style:font-size-complex="14pt" style:font-weight-complex="normal"/>
    </style:style>
    <style:style style:name="P17" style:family="paragraph" style:parent-style-name="Standard" style:list-style-name="Numbering_20_ivx" style:master-page-name="">
      <loext:graphic-properties draw:fill="none"/>
      <style:paragraph-properties fo:margin-left="2.101cm" fo:margin-right="0cm" fo:line-height="115%" fo:text-align="justify" style:justify-single-word="false" fo:text-indent="-0.3cm" style:auto-text-indent="false" style:page-number="auto" fo:background-color="transparent"/>
      <style:text-properties fo:font-size="14pt" fo:font-weight="normal" officeooo:rsid="0008b549" officeooo:paragraph-rsid="0008b549" style:font-size-asian="14pt" style:font-weight-asian="normal" style:font-size-complex="14pt" style:font-weight-complex="normal"/>
    </style:style>
    <style:style style:name="P18" style:family="paragraph" style:list-style-name="Numbering_20_123">
      <style:paragraph-properties fo:line-height="115%" fo:text-align="justify" style:justify-single-word="false"/>
    </style:style>
    <style:style style:name="T1" style:family="text">
      <style:text-properties officeooo:rsid="0007d17f"/>
    </style:style>
    <style:style style:name="T2" style:family="text">
      <style:text-properties fo:font-weight="normal" style:font-weight-asian="normal" style:font-weight-complex="normal"/>
    </style:style>
    <style:style style:name="T3" style:family="text">
      <style:text-properties fo:font-size="14pt" fo:font-weight="normal" officeooo:rsid="0007d17f" style:font-size-asian="14pt" style:font-weight-asian="normal" style:font-size-complex="14pt" style:font-weight-complex="normal"/>
    </style:style>
    <style:style style:name="T4" style:family="text">
      <style:text-properties fo:font-size="14pt" fo:font-weight="normal" officeooo:rsid="0008b549" style:font-size-asian="14pt" style:font-weight-asian="normal" style:font-size-complex="14pt" style:font-weight-complex="normal"/>
    </style:style>
    <style:style style:name="T5" style:family="text">
      <style:text-properties fo:font-weight="bold" style:font-weight-asian="bold" style:font-weight-complex="bold"/>
    </style:style>
    <style:style style:name="T6" style:family="text">
      <style:text-properties fo:font-weight="bold" officeooo:rsid="0007d17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Name: Hycient Onyeukwu</text:span></text:p>
      <text:p text:style-name="P8"><text:span text:style-name="T5">Assignment Lesson 02, Algorithmic Thinking</text:span></text:p>
      <text:p text:style-name="P6"><text:span text:style-name="T5"/></text:p>
      <text:p text:style-name="P6"><text:span text:style-name="T5"/></text:p>
      <text:p text:style-name="P6"><text:span text:style-name="T5"/></text:p>
      <text:p text:style-name="P6"><text:span text:style-name="T5">Algorithm </text:span><text:span text:style-name="T6">T</text:span><text:span text:style-name="T5">o </text:span><text:span text:style-name="T6">A</text:span><text:span text:style-name="T5">dd </text:span><text:span text:style-name="T6">Two</text:span><text:span text:style-name="T5"> </text:span><text:span text:style-name="T6">N</text:span><text:span text:style-name="T5">umbers</text:span></text:p>
      <text:list xml:id="list3627467420" text:style-name="Numbering_20_123">
        <text:list-item>
          <text:p text:style-name="P5">Enter the input arguments one after the other, and store their values in a variables “a” and “b”.</text:p>
        </text:list-item>
        <text:list-item>
          <text:p text:style-name="P7">Test both inputs to ensure that they are numbers, of not pause the program and ask the user to input numbers as input arguments.</text:p>
        </text:list-item>
        <text:list-item>
          <text:p text:style-name="P7">Add the first argument to the second argument</text:p>
        </text:list-item>
        <text:list-item>
          <text:p text:style-name="P7">Return <text:span text:style-name="T1">a + b</text:span></text:p>
        </text:list-item>
      </text:list>
      <text:p text:style-name="P6"/>
      <text:p text:style-name="P1"/>
      <text:p text:style-name="P1"/>
      <text:p text:style-name="P1">Algorithm To Find The Factorial Of A Number</text:p>
      <text:list xml:id="list162312445136272" text:continue-list="list3627467420" text:style-name="Numbering_20_123">
        <text:list-item text:start-value="1">
          <text:p text:style-name="P12"><text:span text:style-name="T3">Enter the input argument and store its value in a variable.</text:span></text:p>
        </text:list-item>
        <text:list-item>
          <text:p text:style-name="P12"><text:span text:style-name="T3">Test that the input is a positive integer if not pause the program and ask the user to input a positive integer.</text:span></text:p>
        </text:list-item>
        <text:list-item>
          <text:p text:style-name="Standard"><text:span text:style-name="T3">Initialize an empty array or list</text:span></text:p>
        </text:list-item>
        <text:list-item>
          <text:p text:style-name="Standard"><text:span text:style-name="T3">Create a loop in the function to iterate for the number of times of the integer argument received by the function starting from 1.</text:span></text:p>
        </text:list-item>
        <text:list-item>
          <text:p text:style-name="P12"><text:span text:style-name="T3">For each iteration, store the value under iteration into a set, list or array starting from 1 to the number specified.</text:span></text:p>
        </text:list-item>
        <text:list-item>
          <text:p text:style-name="P12"><text:span text:style-name="T3">Create another loop to iterate over all the numbers in the newly populated array or list, and at every instance, multiply the number under iteration to the next number after it and store the result in a variable</text:span></text:p>
        </text:list-item>
        <text:list-item>
          <text:p text:style-name="P2"><text:span text:style-name="T2">After the iteration return the variable.</text:span></text:p>
        </text:list-item>
      </text:list>
      <text:p text:style-name="P1"><text:span text:style-name="T2"/></text:p>
      <text:p text:style-name="P1"><text:span text:style-name="T2"/></text:p>
      <text:p text:style-name="P1">Algorithm To Generate The Fibonacci Sequence</text:p>
      <text:list xml:id="list162314176023300" text:continue-list="list162312445136272" text:style-name="Numbering_20_123">
        <text:list-item text:start-value="1">
          <text:p text:style-name="P9">Initialize a variable to store a set/array/list of the first two numbers of the Fibonacci sequence (0 and 1)</text:p>
        </text:list-item>
        <text:list-item>
          <text:p text:style-name="P9">Initialize a loop, and for every time the loop iterates, add the last number in the set at that instant to the second-to-last number at that same instant and append the result as the new last item of the set of numbers</text:p>
        </text:list-item>
        <text:list-item>
          <text:p text:style-name="P9">This process can be continued infinitely, or set to stop at a certain point based on a certain condition.</text:p>
        </text:list-item>
      </text:list>
      <text:p text:style-name="P10"/>
      <text:p text:style-name="P10"><text:soft-page-break/></text:p>
      <text:p text:style-name="P3">Algorithn To Sort A Given Set Of Numbers</text:p>
      <text:list xml:id="list162314096506682" text:continue-list="list162314176023300" text:style-name="Numbering_20_123">
        <text:list-item text:start-value="1">
          <text:p text:style-name="Standard"><text:span text:style-name="T4">Store the given set/list/array of numbers in a variable.</text:span></text:p>
        </text:list-item>
        <text:list-item>
          <text:p text:style-name="Standard"><text:span text:style-name="T4">Let's take the numbers of items in the set to be n.</text:span></text:p>
        </text:list-item>
        <text:list-item>
          <text:p text:style-name="Standard"><text:span text:style-name="T4">Initialize a loop to run for n times.</text:span></text:p>
        </text:list-item>
        <text:list-item>
          <text:p text:style-name="Standard"><text:span text:style-name="T4">In this loop, nest another loop which is also to iterate for n times. (This causes and piece of code placed in the nested loop to run for n^2 times).</text:span></text:p>
        </text:list-item>
        <text:list-item>
          <text:p text:style-name="Standard"><text:span text:style-name="T4">Declare a condition, that at every point in the inner iteration, if a number is greater than the number next to it (to the right) in the set, both numbers should be swapped, else their order should be maintained.</text:span></text:p>
        </text:list-item>
        <text:list-item>
          <text:p text:style-name="Standard"><text:span text:style-name="T4">Return the set, after the operation has been carried out for the complete n^2 times.</text:span></text:p>
        </text:list-item>
      </text:list>
      <text:p text:style-name="P3"><text:span text:style-name="T2"/></text:p>
      <text:p text:style-name="P3"><text:span text:style-name="T2"/></text:p>
      <text:p text:style-name="P3">Algorithm To Convert A Given Number From One Base To Another</text:p>
      <text:p text:style-name="P3"><text:span text:style-name="T2">The base converter program in divided into three sections; </text:span></text:p>
      <text:p text:style-name="P3"><text:span text:style-name="T2"/></text:p>
      <text:list xml:id="list162313309977048" text:continue-list="list162314096506682" text:style-name="Numbering_20_123">
        <text:list-item text:start-value="1">
          <text:p text:style-name="Standard"><text:span text:style-name="T4">1 Initializing a function that takes two arguments; a number and its base and returns its base 10 equivalent</text:span></text:p>
        </text:list-item>
        <text:list-item>
          <text:p text:style-name="Standard"><text:span text:style-name="T4">2Initializinig a second function that takes two arguments; a base 10 number and the base it is to be converted to, and returns the result of the number in the base specified.</text:span></text:p>
        </text:list-item>
        <text:list-item>
          <text:p text:style-name="Standard"><text:span text:style-name="T4">3 A third function that takes in three arguments; the number to be converted, the base it is to be converted from, and the base it is to be converted to.</text:span></text:p>
        </text:list-item>
      </text:list>
      <text:p text:style-name="P3"><text:span text:style-name="T2"><text:tab/></text:span></text:p>
      <text:p text:style-name="P3"><text:span text:style-name="T2"><text:tab/><text:tab/>Breaking down the operations of these functions</text:span></text:p>
      <text:p text:style-name="P3"><text:span text:style-name="T2"><text:tab/></text:span></text:p>
      <text:list xml:id="list162312393191255" text:continue-list="list162313309977048" text:style-name="Numbering_20_123">
        <text:list-item text:start-value="1">
          <text:p text:style-name="P4">The First function:</text:p>
        </text:list-item>
      </text:list>
      <text:list xml:id="list560570074" text:style-name="Numbering_20_ivx">
        <text:list-item>
          <text:p text:style-name="P17">In the first function, the both the number to be converted and the base of the number are tested to be positive integers, if they are not, the program is halted and the user is asked to input positive values as arguments.</text:p>
        </text:list-item>
        <text:list-item>
          <text:p text:style-name="P16">After that, the number to be converted splitted into an array of its constituent elements, and stored in a variable;</text:p>
        </text:list-item>
        <text:list-item>
          <text:p text:style-name="P16">A variable "n" is also declared to hold the result of the operation about to be carried out and is initialized to 0</text:p>
        </text:list-item>
        <text:list-item>
          <text:p text:style-name="P16">An iteration is carried out on the number to be converted, and for every digit in the number to be converted, the number at every instance added to "n" and then multiplied by the base fo the number and the result is assigned back to the "n" variable.</text:p>
        </text:list-item>
        <text:list-item>
          <text:p text:style-name="P16"><text:soft-page-break/>After carrying out this process for every digit in the input number "n" is returned</text:p>
        </text:list-item>
      </text:list>
      <text:list xml:id="list162314264707338" text:continue-list="list162312393191255" text:style-name="Numbering_20_123">
        <text:list-header>
          <text:p text:style-name="P11"/>
        </text:list-header>
        <text:list-item>
          <text:p text:style-name="P4">The Second Function</text:p>
        </text:list-item>
      </text:list>
      <text:list xml:id="list162312375019155" text:continue-list="list560570074" text:style-name="Numbering_20_ivx">
        <text:list-item text:start-value="1">
          <text:p text:style-name="P14"><text:span text:style-name="T4">In the second function both the number to be converted and the base it is to be conveted to are tested to be positive intigers, of not the program is paused the the user is asked to input positive intiger values as arguments.</text:span></text:p>
        </text:list-item>
        <text:list-item>
          <text:p text:style-name="P13">Initialize and array and make a copy of the number to be converted and store them in variables</text:p>
        </text:list-item>
        <text:list-item>
          <text:p text:style-name="P13">While the copy of the input number to be converted is less than 1, divide the number by the base is is to be converted to, obtain the remainder, and remove any decimal points it may have, and then prepend it to the initialized empty array.</text:p>
        </text:list-item>
        <text:list-item>
          <text:p text:style-name="P13">Still inside the while loop, divide the copy of the number to be converted by the base it is to be converted to and reassign the result back to the variable holding the copy of the number to be converted.</text:p>
        </text:list-item>
        <text:list-item>
          <text:p text:style-name="P13">Join all the numbers in the array to form one single number and return the result.</text:p>
        </text:list-item>
      </text:list>
      <text:list xml:id="list162313274681723" text:continue-list="list162314264707338" text:style-name="Numbering_20_123">
        <text:list-header>
          <text:p text:style-name="P4"><text:span text:style-name="T2"/></text:p>
          <text:p text:style-name="P4"><text:span text:style-name="T2"/></text:p>
        </text:list-header>
        <text:list-item>
          <text:p text:style-name="P4">The Third Function</text:p>
        </text:list-item>
      </text:list>
      <text:list xml:id="list162312524188236" text:continue-list="list162312375019155" text:style-name="Numbering_20_ivx">
        <text:list-item text:start-value="1">
          <text:p text:style-name="Standard"><text:span text:style-name="T4">Initialize a third function with all three arguments specified above, and test that all values received are positive integer values, if not the program is paused and the user is asked to input positive integer values as arguments.</text:span></text:p>
        </text:list-item>
        <text:list-item>
          <text:p text:style-name="P13">Invoke the first function and pass to it the number to be converted and the base its base as arguments,</text:p>
        </text:list-item>
        <text:list-item>
          <text:p text:style-name="P13">From the result of the operation above, pass it as first argument to the second function, and the base the number is to be converted to, as the second argument of the second function.</text:p>
        </text:list-item>
        <text:list-item>
          <text:p text:style-name="P13">Return the result of the operation above</text:p>
        </text:list-item>
      </text:list>
      <text:p text:style-name="P3"><text:span text:style-name="T2"/></text:p>
      <text:p text:style-name="P3"><text:span text:style-name="T2"/></text:p>
      <text:p text:style-name="P3"><text:span text:style-name="T2">To test the algorithm invoke the third function and pass to it the 3 arguments specified abo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15:45:18.116643948</meta:creation-date>
    <dc:date>2022-03-13T16:23:12.122750531</dc:date>
    <meta:editing-duration>PT9S</meta:editing-duration>
    <meta:editing-cycles>1</meta:editing-cycles>
    <meta:document-statistic meta:table-count="0" meta:image-count="0" meta:object-count="0" meta:page-count="3" meta:paragraph-count="52" meta:word-count="995" meta:character-count="5257" meta:non-whitespace-character-count="4347"/>
    <meta:generator>LibreOffice/6.4.7.2$Linux_X86_64 LibreOffice_project/40$Build-2</meta:generator>
  </office:meta>
</office:document-meta>
</file>